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302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a6f8a1ef14a7049386d7355b6944d00682827b23eacc86e09f9899ef0ac0e4a6c7a3ccd819bedb4d505d7ed196b7ae08e2d9eb8678a8403190b29740e1a40af3c88aea791e5c2b74ce458803631be09713b5a1a5b520393b9c23ec234ca4ad459993ac63a93147dcf88a8171fd24d6e964b871057a7adb5f9f035caa19afdb8372f3a03d507bfd4d5f245d3df2f3863a008f0706a6bfec40717b3e4ffee3c83a354de0f771c009a109d44c32f98d4c7849460a572469f7f7fffcd884306cb960f7eb56c42866bf434402326d43198f1ada38608deef777644d25654efd596a09294e3d7fe37eb9309139912b6a3dd95aabf793fbb45dd5a975b16677a9379845057fffb78f19131379d9c8707d57a3515574f1ee2760f62015c1ed4eaeb70e6d314868715f0c7e02b855dd8e5605b436a89885dcf58b2c9738d63db75197fb3865c4c06d90bd484a1a8ddbcbf9ff2577111934533b5820fc2b360e6767b3e29e8f247e4d97709944643bf855389eed3ed44baaff0df504009f81bc9944c8f721beeba318b34e4fcf6107e53b0f541b6c4c247ce7cabbcbea42b37cbd6a1b158d6007f985cc8ddb355365784e4482516001577a04f383adddc4ba656b5d5d49d0eff1328a12020501b96f25ed9e543768c4cc65c241115c5f416618875863f1987f4d735acf77573a94a3342e0c8f16ca605a367267c6f98352249b5101cd31c004ce389400598cc623cd43bd0c7d913240753426988325e90a0f22230955fa6b982036998f8457728266575ca9b200a7712f9f40c4c480d764f455636142d2160a372424c7f8423f3f8968a15df21420502aacd275e21c8022fb698d66c53a338fc29bc071a918164b89c391d0d5618a5ef979de77b41f62955a6cdca2817f5094e75e946d2a78595319c4a3adc4ae2c7645d5e11be1b5f7589a34bc8e533fe69790f7b92024a973302d8757b54e0b0f37c565d2068bba6dd0ac7144895ee4ad791c9b14352b9696da09f67fc03b9aad0572dc645982928da0da4fd9ee7134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1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6T00:14:13</dc:date>
    <dc:creator>Yinuo Li</dc:creator>
    <meta:generator>LibreOffice/4.0.4.2$Linux_X86_64 LibreOffice_project/400m0$Build-2</meta:generator>
    <meta:editing-duration>PT1M23S</meta:editing-duration>
    <meta:editing-cycles>2</meta:editing-cycles>
    <meta:document-statistic meta:table-count="0" meta:image-count="0" meta:object-count="0" meta:page-count="1" meta:paragraph-count="1" meta:word-count="1" meta:character-count="1472" meta:non-whitespace-character-count="1472"/>
  </office:meta>
</office:document-meta>
</file>